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0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2.33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25cm" svg:height="1.5cm" svg:x="1.5cm" svg:y="2.25cm">
          <text:p text:style-name="P1">FLOW CHART BY FUN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.5cm" svg:x="2.658cm" svg:y="5.416cm">
          <text:p text:style-name="P1">PATH S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3T18:53:20.437000000</meta:creation-date>
    <dc:date>2024-03-03T18:55:01.073000000</dc:date>
    <meta:editing-duration>PT1M41S</meta:editing-duration>
    <meta:editing-cycles>1</meta:editing-cycles>
    <meta:document-statistic meta:object-count="2"/>
    <meta:generator>LibreOffice/24.2.1.2$Windows_X86_64 LibreOffice_project/db4def46b0453cc22e2d0305797cf981b68ef5ac</meta:generator>
  </office:meta>
</office:document-meta>
</file>